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one gap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 absolute</text:p>
          </table:table-cell>
          <table:table-cell office:value-type="float" office:value="950.6" calcext:value-type="float">
            <text:p>950.6</text:p>
          </table:table-cell>
          <table:table-cell office:value-type="float" office:value="1040.5" calcext:value-type="float">
            <text:p>1040.5</text:p>
          </table:table-cell>
          <table:table-cell office:value-type="float" office:value="1133.3" calcext:value-type="float">
            <text:p>1133.3</text:p>
          </table:table-cell>
          <table:table-cell office:value-type="float" office:value="1224.6" calcext:value-type="float">
            <text:p>1224.6</text:p>
          </table:table-cell>
          <table:table-cell office:value-type="float" office:value="1316" calcext:value-type="float">
            <text:p>1316</text:p>
          </table:table-cell>
          <table:table-cell office:value-type="float" office:value="1405.9" calcext:value-type="float">
            <text:p>1405.9</text:p>
          </table:table-cell>
          <table:table-cell/>
          <table:table-cell office:value-type="float" office:value="1" calcext:value-type="float">
            <text:p>1</text:p>
          </table:table-cell>
          <table:table-cell table:formula="of:=ABS([.B$9]-[.$B$9])-ABS([.$I$9]-[.J8])*[.$B$2]" office:value-type="float" office:value="0" calcext:value-type="float">
            <text:p>0</text:p>
          </table:table-cell>
          <table:table-cell table:formula="of:=ABS([.C$9]-[.$B$9])-ABS([.$I$9]-[.K8])*[.$B$2]" office:value-type="float" office:value="-0.100000000000023" calcext:value-type="float">
            <text:p>-0.100000000000023</text:p>
          </table:table-cell>
          <table:table-cell table:formula="of:=ABS([.D$9]-[.$B$9])-ABS([.$I$9]-[.L8])*[.$B$2]" office:value-type="float" office:value="2.69999999999993" calcext:value-type="float">
            <text:p>2.69999999999993</text:p>
          </table:table-cell>
          <table:table-cell table:formula="of:=ABS([.E$9]-[.$B$9])-ABS([.$I$9]-[.M8])*[.$B$2]" office:value-type="float" office:value="3.99999999999989" calcext:value-type="float">
            <text:p>3.99999999999989</text:p>
          </table:table-cell>
          <table:table-cell table:formula="of:=ABS([.F$9]-[.$B$9])-ABS([.$I$9]-[.N8])*[.$B$2]" office:value-type="float" office:value="5.39999999999998" calcext:value-type="float">
            <text:p>5.39999999999998</text:p>
          </table:table-cell>
          <table:table-cell table:formula="of:=ABS([.G$9]-[.$B$9])-ABS([.$I$9]-[.O8])*[.$B$2]" office:value-type="float" office:value="5.30000000000007" calcext:value-type="float">
            <text:p>5.30000000000007</text:p>
          </table:table-cell>
        </table:table-row>
        <table:table-row table:style-name="ro1">
          <table:table-cell office:value-type="string" calcext:value-type="string">
            <text:p>dis relative</text:p>
          </table:table-cell>
          <table:table-cell/>
          <table:table-cell table:formula="of:=[.C9]-[.B9]" office:value-type="float" office:value="89.9" calcext:value-type="float">
            <text:p>89.9</text:p>
          </table:table-cell>
          <table:table-cell table:formula="of:=[.D9]-[.C9]" office:value-type="float" office:value="92.8" calcext:value-type="float">
            <text:p>92.8</text:p>
          </table:table-cell>
          <table:table-cell table:formula="of:=[.E9]-[.D9]" office:value-type="float" office:value="91.3" calcext:value-type="float">
            <text:p>91.3</text:p>
          </table:table-cell>
          <table:table-cell table:formula="of:=[.F9]-[.E9]" office:value-type="float" office:value="91.4000000000001" calcext:value-type="float">
            <text:p>91.4000000000001</text:p>
          </table:table-cell>
          <table:table-cell table:formula="of:=[.G9]-[.F9]" office:value-type="float" office:value="89.9000000000001" calcext:value-type="float">
            <text:p>89.9000000000001</text:p>
          </table:table-cell>
          <table:table-cell/>
          <table:table-cell office:value-type="float" office:value="2" calcext:value-type="float">
            <text:p>2</text:p>
          </table:table-cell>
          <table:table-cell table:formula="of:=ABS([.B$9]-[.$C$9])-ABS([.$I$10]-[.J8])*[.$B$2]" office:value-type="float" office:value="-0.100000000000023" calcext:value-type="float">
            <text:p>-0.100000000000023</text:p>
          </table:table-cell>
          <table:table-cell table:formula="of:=ABS([.C$9]-[.$C$9])-ABS([.$I$10]-[.K8])*[.$B$2]" office:value-type="float" office:value="0" calcext:value-type="float">
            <text:p>0</text:p>
          </table:table-cell>
          <table:table-cell table:formula="of:=ABS([.D$9]-[.$C$9])-ABS([.$I$10]-[.L8])*[.$B$2]" office:value-type="float" office:value="2.79999999999995" calcext:value-type="float">
            <text:p>2.79999999999995</text:p>
          </table:table-cell>
          <table:table-cell table:formula="of:=ABS([.E$9]-[.$C$9])-ABS([.$I$10]-[.M8])*[.$B$2]" office:value-type="float" office:value="4.09999999999991" calcext:value-type="float">
            <text:p>4.09999999999991</text:p>
          </table:table-cell>
          <table:table-cell table:formula="of:=ABS([.F$9]-[.$C$9])-ABS([.$I$10]-[.N8])*[.$B$2]" office:value-type="float" office:value="5.5" calcext:value-type="float">
            <text:p>5.5</text:p>
          </table:table-cell>
          <table:table-cell table:formula="of:=ABS([.G$9]-[.$C$9])-ABS([.$I$10]-[.O8])*[.$B$2]" office:value-type="float" office:value="5.40000000000009" calcext:value-type="float">
            <text:p>5.4000000000000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formula="of:=[.C10]-[.$B$2]" office:value-type="float" office:value="-0.100000000000023" calcext:value-type="float">
            <text:p>-0.100000000000023</text:p>
          </table:table-cell>
          <table:table-cell table:formula="of:=[.D10]-[.$B$2]" office:value-type="float" office:value="2.79999999999995" calcext:value-type="float">
            <text:p>2.79999999999995</text:p>
          </table:table-cell>
          <table:table-cell table:formula="of:=[.E10]-[.$B$2]" office:value-type="float" office:value="1.29999999999995" calcext:value-type="float">
            <text:p>1.29999999999995</text:p>
          </table:table-cell>
          <table:table-cell table:formula="of:=[.F10]-[.$B$2]" office:value-type="float" office:value="1.40000000000009" calcext:value-type="float">
            <text:p>1.40000000000009</text:p>
          </table:table-cell>
          <table:table-cell table:formula="of:=[.G10]-[.$B$2]" office:value-type="float" office:value="-0.0999999999999091" calcext:value-type="float">
            <text:p>-0.099999999999909</text:p>
          </table:table-cell>
          <table:table-cell/>
          <table:table-cell office:value-type="float" office:value="3" calcext:value-type="float">
            <text:p>3</text:p>
          </table:table-cell>
          <table:table-cell table:formula="of:=ABS([.B$9]-[.$D$9])-ABS([.$I$11]-[.J8])*[.$B$2]" office:value-type="float" office:value="2.69999999999993" calcext:value-type="float">
            <text:p>2.69999999999993</text:p>
          </table:table-cell>
          <table:table-cell table:formula="of:=ABS([.C$9]-[.$D$9])-ABS([.$I$11]-[.K8])*[.$B$2]" office:value-type="float" office:value="2.79999999999995" calcext:value-type="float">
            <text:p>2.79999999999995</text:p>
          </table:table-cell>
          <table:table-cell table:formula="of:=ABS([.D$9]-[.$D$9])-ABS([.$I$11]-[.L8])*[.$B$2]" office:value-type="float" office:value="0" calcext:value-type="float">
            <text:p>0</text:p>
          </table:table-cell>
          <table:table-cell table:formula="of:=ABS([.E$9]-[.$D$9])-ABS([.$I$11]-[.M8])*[.$B$2]" office:value-type="float" office:value="1.29999999999995" calcext:value-type="float">
            <text:p>1.29999999999995</text:p>
          </table:table-cell>
          <table:table-cell table:formula="of:=ABS([.F$9]-[.$D$9])-ABS([.$I$11]-[.N8])*[.$B$2]" office:value-type="float" office:value="2.70000000000005" calcext:value-type="float">
            <text:p>2.70000000000005</text:p>
          </table:table-cell>
          <table:table-cell table:formula="of:=ABS([.G$9]-[.$D$9])-ABS([.$I$11]-[.O8])*[.$B$2]" office:value-type="float" office:value="2.60000000000014" calcext:value-type="float">
            <text:p>2.60000000000014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ABS([.B$9]-[.$E$9])-ABS([.$I$12]-[.J8])*[.$B$2]" office:value-type="float" office:value="3.99999999999989" calcext:value-type="float">
            <text:p>3.99999999999989</text:p>
          </table:table-cell>
          <table:table-cell table:formula="of:=ABS([.C$9]-[.$E$9])-ABS([.$I$12]-[.K8])*[.$B$2]" office:value-type="float" office:value="4.09999999999991" calcext:value-type="float">
            <text:p>4.09999999999991</text:p>
          </table:table-cell>
          <table:table-cell table:formula="of:=ABS([.D$9]-[.$E$9])-ABS([.$I$12]-[.L8])*[.$B$2]" office:value-type="float" office:value="1.29999999999995" calcext:value-type="float">
            <text:p>1.29999999999995</text:p>
          </table:table-cell>
          <table:table-cell table:formula="of:=ABS([.E$9]-[.$E$9])-ABS([.$I$12]-[.M8])*[.$B$2]" office:value-type="float" office:value="0" calcext:value-type="float">
            <text:p>0</text:p>
          </table:table-cell>
          <table:table-cell table:formula="of:=ABS([.F$9]-[.$E$9])-ABS([.$I$12]-[.N8])*[.$B$2]" office:value-type="float" office:value="1.40000000000009" calcext:value-type="float">
            <text:p>1.40000000000009</text:p>
          </table:table-cell>
          <table:table-cell table:formula="of:=ABS([.G$9]-[.$E$9])-ABS([.$I$12]-[.O8])*[.$B$2]" office:value-type="float" office:value="1.30000000000018" calcext:value-type="float">
            <text:p>1.30000000000018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ABS([.B$9]-[.$F$9])-ABS([.$I$13]-[.J8])*[.$B$2]" office:value-type="float" office:value="5.39999999999998" calcext:value-type="float">
            <text:p>5.39999999999998</text:p>
          </table:table-cell>
          <table:table-cell table:formula="of:=ABS([.C$9]-[.$F$9])-ABS([.$I$13]-[.K8])*[.$B$2]" office:value-type="float" office:value="5.5" calcext:value-type="float">
            <text:p>5.5</text:p>
          </table:table-cell>
          <table:table-cell table:formula="of:=ABS([.D$9]-[.$F$9])-ABS([.$I$13]-[.L8])*[.$B$2]" office:value-type="float" office:value="2.70000000000005" calcext:value-type="float">
            <text:p>2.70000000000005</text:p>
          </table:table-cell>
          <table:table-cell table:formula="of:=ABS([.E$9]-[.$F$9])-ABS([.$I$13]-[.M8])*[.$B$2]" office:value-type="float" office:value="1.40000000000009" calcext:value-type="float">
            <text:p>1.40000000000009</text:p>
          </table:table-cell>
          <table:table-cell table:formula="of:=ABS([.F$9]-[.$F$9])-ABS([.$I$13]-[.N8])*[.$B$2]" office:value-type="float" office:value="0" calcext:value-type="float">
            <text:p>0</text:p>
          </table:table-cell>
          <table:table-cell table:formula="of:=ABS([.G$9]-[.$F$9])-ABS([.$I$13]-[.O8])*[.$B$2]" office:value-type="float" office:value="-0.0999999999999091" calcext:value-type="float">
            <text:p>-0.099999999999909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ABS([.B$9]-[.$G$9])-ABS([.$I$14]-[.J8])*[.$B$2]" office:value-type="float" office:value="5.30000000000007" calcext:value-type="float">
            <text:p>5.30000000000007</text:p>
          </table:table-cell>
          <table:table-cell table:formula="of:=ABS([.C$9]-[.$G$9])-ABS([.$I$14]-[.K8])*[.$B$2]" office:value-type="float" office:value="5.40000000000009" calcext:value-type="float">
            <text:p>5.40000000000009</text:p>
          </table:table-cell>
          <table:table-cell table:formula="of:=ABS([.D$9]-[.$G$9])-ABS([.$I$14]-[.L8])*[.$B$2]" office:value-type="float" office:value="2.60000000000014" calcext:value-type="float">
            <text:p>2.60000000000014</text:p>
          </table:table-cell>
          <table:table-cell table:formula="of:=ABS([.E$9]-[.$G$9])-ABS([.$I$14]-[.M8])*[.$B$2]" office:value-type="float" office:value="1.30000000000018" calcext:value-type="float">
            <text:p>1.30000000000018</text:p>
          </table:table-cell>
          <table:table-cell table:formula="of:=ABS([.F$9]-[.$G$9])-ABS([.$I$14]-[.N8])*[.$B$2]" office:value-type="float" office:value="-0.0999999999999091" calcext:value-type="float">
            <text:p>-0.099999999999909</text:p>
          </table:table-cell>
          <table:table-cell table:formula="of:=ABS([.G$9]-[.$G$9])-ABS([.$I$14]-[.O8])*[.$B$2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 absolute</text:p>
          </table:table-cell>
          <table:table-cell office:value-type="float" office:value="949" calcext:value-type="float">
            <text:p>949</text:p>
          </table:table-cell>
          <table:table-cell office:value-type="float" office:value="1039.9" calcext:value-type="float">
            <text:p>1039.9</text:p>
          </table:table-cell>
          <table:table-cell office:value-type="float" office:value="1131.4" calcext:value-type="float">
            <text:p>1131.4</text:p>
          </table:table-cell>
          <table:table-cell office:value-type="float" office:value="1223" calcext:value-type="float">
            <text:p>1223</text:p>
          </table:table-cell>
          <table:table-cell office:value-type="float" office:value="1318.1" calcext:value-type="float">
            <text:p>1318.1</text:p>
          </table:table-cell>
          <table:table-cell office:value-type="float" office:value="1407.7" calcext:value-type="float">
            <text:p>1407.7</text:p>
          </table:table-cell>
          <table:table-cell/>
          <table:table-cell office:value-type="float" office:value="1" calcext:value-type="float">
            <text:p>1</text:p>
          </table:table-cell>
          <table:table-cell table:formula="of:=ABS([.B$18]-[.$B$18])-ABS([.$I$18]-[.J17])*[.$B$2]" office:value-type="float" office:value="0" calcext:value-type="float">
            <text:p>0</text:p>
          </table:table-cell>
          <table:table-cell table:formula="of:=ABS([.C$18]-[.$B$18])-ABS([.$I$18]-[.K17])*[.$B$2]" office:value-type="float" office:value="0.900000000000091" calcext:value-type="float">
            <text:p>0.900000000000091</text:p>
          </table:table-cell>
          <table:table-cell table:formula="of:=ABS([.D$18]-[.$B$18])-ABS([.$I$18]-[.L17])*[.$B$2]" office:value-type="float" office:value="2.40000000000009" calcext:value-type="float">
            <text:p>2.40000000000009</text:p>
          </table:table-cell>
          <table:table-cell table:formula="of:=ABS([.E$18]-[.$B$18])-ABS([.$I$18]-[.M17])*[.$B$2]" office:value-type="float" office:value="4" calcext:value-type="float">
            <text:p>4</text:p>
          </table:table-cell>
          <table:table-cell table:formula="of:=ABS([.F$18]-[.$B$18])-ABS([.$I$18]-[.N17])*[.$B$2]" office:value-type="float" office:value="9.09999999999991" calcext:value-type="float">
            <text:p>9.09999999999991</text:p>
          </table:table-cell>
          <table:table-cell table:formula="of:=ABS([.G$18]-[.$B$18])-ABS([.$I$18]-[.O17])*[.$B$2]" office:value-type="float" office:value="8.70000000000005" calcext:value-type="float">
            <text:p>8.70000000000005</text:p>
          </table:table-cell>
        </table:table-row>
        <table:table-row table:style-name="ro1">
          <table:table-cell office:value-type="string" calcext:value-type="string">
            <text:p>dis relative</text:p>
          </table:table-cell>
          <table:table-cell/>
          <table:table-cell table:formula="of:=[.C18]-[.B18]" office:value-type="float" office:value="90.9000000000001" calcext:value-type="float">
            <text:p>90.9000000000001</text:p>
          </table:table-cell>
          <table:table-cell table:formula="of:=[.D18]-[.C18]" office:value-type="float" office:value="91.5" calcext:value-type="float">
            <text:p>91.5</text:p>
          </table:table-cell>
          <table:table-cell table:formula="of:=[.E18]-[.D18]" office:value-type="float" office:value="91.5999999999999" calcext:value-type="float">
            <text:p>91.5999999999999</text:p>
          </table:table-cell>
          <table:table-cell table:formula="of:=[.F18]-[.E18]" office:value-type="float" office:value="95.0999999999999" calcext:value-type="float">
            <text:p>95.0999999999999</text:p>
          </table:table-cell>
          <table:table-cell table:formula="of:=[.G18]-[.F18]" office:value-type="float" office:value="89.6000000000001" calcext:value-type="float">
            <text:p>89.6000000000001</text:p>
          </table:table-cell>
          <table:table-cell/>
          <table:table-cell office:value-type="float" office:value="2" calcext:value-type="float">
            <text:p>2</text:p>
          </table:table-cell>
          <table:table-cell table:formula="of:=ABS([.B$18]-[.$C$18])-ABS([.$I$19]-[.J17])*[.$B$2]" office:value-type="float" office:value="0.900000000000091" calcext:value-type="float">
            <text:p>0.900000000000091</text:p>
          </table:table-cell>
          <table:table-cell table:formula="of:=ABS([.C$18]-[.$C$18])-ABS([.$I$19]-[.K17])*[.$B$2]" office:value-type="float" office:value="0" calcext:value-type="float">
            <text:p>0</text:p>
          </table:table-cell>
          <table:table-cell table:formula="of:=ABS([.D$18]-[.$C$18])-ABS([.$I$19]-[.L17])*[.$B$2]" office:value-type="float" office:value="1.5" calcext:value-type="float">
            <text:p>1.5</text:p>
          </table:table-cell>
          <table:table-cell table:formula="of:=ABS([.E$18]-[.$C$18])-ABS([.$I$19]-[.M17])*[.$B$2]" office:value-type="float" office:value="3.09999999999991" calcext:value-type="float">
            <text:p>3.09999999999991</text:p>
          </table:table-cell>
          <table:table-cell table:formula="of:=ABS([.F$18]-[.$C$18])-ABS([.$I$19]-[.N17])*[.$B$2]" office:value-type="float" office:value="8.19999999999982" calcext:value-type="float">
            <text:p>8.19999999999982</text:p>
          </table:table-cell>
          <table:table-cell table:formula="of:=ABS([.G$18]-[.$C$18])-ABS([.$I$19]-[.O17])*[.$B$2]" office:value-type="float" office:value="7.79999999999995" calcext:value-type="float">
            <text:p>7.79999999999995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formula="of:=[.C19]-[.$B$2]" office:value-type="float" office:value="0.900000000000091" calcext:value-type="float">
            <text:p>0.900000000000091</text:p>
          </table:table-cell>
          <table:table-cell table:formula="of:=[.D19]-[.$B$2]" office:value-type="float" office:value="1.5" calcext:value-type="float">
            <text:p>1.5</text:p>
          </table:table-cell>
          <table:table-cell table:formula="of:=[.E19]-[.$B$2]" office:value-type="float" office:value="1.59999999999991" calcext:value-type="float">
            <text:p>1.59999999999991</text:p>
          </table:table-cell>
          <table:table-cell table:formula="of:=[.F19]-[.$B$2]" office:value-type="float" office:value="5.09999999999991" calcext:value-type="float">
            <text:p>5.09999999999991</text:p>
          </table:table-cell>
          <table:table-cell table:formula="of:=[.G19]-[.$B$2]" office:value-type="float" office:value="-0.399999999999864" calcext:value-type="float">
            <text:p>-0.399999999999864</text:p>
          </table:table-cell>
          <table:table-cell/>
          <table:table-cell office:value-type="float" office:value="3" calcext:value-type="float">
            <text:p>3</text:p>
          </table:table-cell>
          <table:table-cell table:formula="of:=ABS([.B$18]-[.$D$18])-ABS([.$I$20]-[.J17])*[.$B$2]" office:value-type="float" office:value="2.40000000000009" calcext:value-type="float">
            <text:p>2.40000000000009</text:p>
          </table:table-cell>
          <table:table-cell table:formula="of:=ABS([.C$18]-[.$D$18])-ABS([.$I$20]-[.K17])*[.$B$2]" office:value-type="float" office:value="1.5" calcext:value-type="float">
            <text:p>1.5</text:p>
          </table:table-cell>
          <table:table-cell table:formula="of:=ABS([.D$18]-[.$D$18])-ABS([.$I$20]-[.L17])*[.$B$2]" office:value-type="float" office:value="0" calcext:value-type="float">
            <text:p>0</text:p>
          </table:table-cell>
          <table:table-cell table:formula="of:=ABS([.E$18]-[.$D$18])-ABS([.$I$20]-[.M17])*[.$B$2]" office:value-type="float" office:value="1.59999999999991" calcext:value-type="float">
            <text:p>1.59999999999991</text:p>
          </table:table-cell>
          <table:table-cell table:formula="of:=ABS([.F$18]-[.$D$18])-ABS([.$I$20]-[.N17])*[.$B$2]" office:value-type="float" office:value="6.69999999999982" calcext:value-type="float">
            <text:p>6.69999999999982</text:p>
          </table:table-cell>
          <table:table-cell table:formula="of:=ABS([.G$18]-[.$D$18])-ABS([.$I$20]-[.O17])*[.$B$2]" office:value-type="float" office:value="6.29999999999995" calcext:value-type="float">
            <text:p>6.29999999999995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ABS([.B$18]-[.$E$18])-ABS([.$I$21]-[.J17])*[.$B$2]" office:value-type="float" office:value="4" calcext:value-type="float">
            <text:p>4</text:p>
          </table:table-cell>
          <table:table-cell table:formula="of:=ABS([.C$18]-[.$E$18])-ABS([.$I$21]-[.K17])*[.$B$2]" office:value-type="float" office:value="3.09999999999991" calcext:value-type="float">
            <text:p>3.09999999999991</text:p>
          </table:table-cell>
          <table:table-cell table:formula="of:=ABS([.D$18]-[.$E$18])-ABS([.$I$21]-[.L17])*[.$B$2]" office:value-type="float" office:value="1.59999999999991" calcext:value-type="float">
            <text:p>1.59999999999991</text:p>
          </table:table-cell>
          <table:table-cell table:formula="of:=ABS([.E$18]-[.$E$18])-ABS([.$I$21]-[.M17])*[.$B$2]" office:value-type="float" office:value="0" calcext:value-type="float">
            <text:p>0</text:p>
          </table:table-cell>
          <table:table-cell table:formula="of:=ABS([.F$18]-[.$E$18])-ABS([.$I$21]-[.N17])*[.$B$2]" office:value-type="float" office:value="5.09999999999991" calcext:value-type="float">
            <text:p>5.09999999999991</text:p>
          </table:table-cell>
          <table:table-cell table:formula="of:=ABS([.G$18]-[.$E$18])-ABS([.$I$21]-[.O17])*[.$B$2]" office:value-type="float" office:value="4.70000000000005" calcext:value-type="float">
            <text:p>4.7000000000000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ABS([.B$18]-[.$F$18])-ABS([.$I$22]-[.J17])*[.$B$2]" office:value-type="float" office:value="9.09999999999991" calcext:value-type="float">
            <text:p>9.09999999999991</text:p>
          </table:table-cell>
          <table:table-cell table:formula="of:=ABS([.C$18]-[.$F$18])-ABS([.$I$22]-[.K17])*[.$B$2]" office:value-type="float" office:value="8.19999999999982" calcext:value-type="float">
            <text:p>8.19999999999982</text:p>
          </table:table-cell>
          <table:table-cell table:formula="of:=ABS([.D$18]-[.$F$18])-ABS([.$I$22]-[.L17])*[.$B$2]" office:value-type="float" office:value="6.69999999999982" calcext:value-type="float">
            <text:p>6.69999999999982</text:p>
          </table:table-cell>
          <table:table-cell table:formula="of:=ABS([.E$18]-[.$F$18])-ABS([.$I$22]-[.M17])*[.$B$2]" office:value-type="float" office:value="5.09999999999991" calcext:value-type="float">
            <text:p>5.09999999999991</text:p>
          </table:table-cell>
          <table:table-cell table:formula="of:=ABS([.F$18]-[.$F$18])-ABS([.$I$22]-[.N17])*[.$B$2]" office:value-type="float" office:value="0" calcext:value-type="float">
            <text:p>0</text:p>
          </table:table-cell>
          <table:table-cell table:formula="of:=ABS([.G$18]-[.$F$18])-ABS([.$I$22]-[.O17])*[.$B$2]" office:value-type="float" office:value="-0.399999999999864" calcext:value-type="float">
            <text:p>-0.399999999999864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ABS([.B$18]-[.$G$18])-ABS([.$I$23]-[.J17])*[.$B$2]" office:value-type="float" office:value="8.70000000000005" calcext:value-type="float">
            <text:p>8.70000000000005</text:p>
          </table:table-cell>
          <table:table-cell table:formula="of:=ABS([.C$18]-[.$G$18])-ABS([.$I$23]-[.K17])*[.$B$2]" office:value-type="float" office:value="7.79999999999995" calcext:value-type="float">
            <text:p>7.79999999999995</text:p>
          </table:table-cell>
          <table:table-cell table:formula="of:=ABS([.D$18]-[.$G$18])-ABS([.$I$23]-[.L17])*[.$B$2]" office:value-type="float" office:value="6.29999999999995" calcext:value-type="float">
            <text:p>6.29999999999995</text:p>
          </table:table-cell>
          <table:table-cell table:formula="of:=ABS([.E$18]-[.$G$18])-ABS([.$I$23]-[.M17])*[.$B$2]" office:value-type="float" office:value="4.70000000000005" calcext:value-type="float">
            <text:p>4.70000000000005</text:p>
          </table:table-cell>
          <table:table-cell table:formula="of:=ABS([.F$18]-[.$G$18])-ABS([.$I$23]-[.N17])*[.$B$2]" office:value-type="float" office:value="-0.399999999999864" calcext:value-type="float">
            <text:p>-0.399999999999864</text:p>
          </table:table-cell>
          <table:table-cell table:formula="of:=ABS([.G$18]-[.$G$18])-ABS([.$I$23]-[.O17])*[.$B$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15:32:40.905307504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4:49:03.073244652</meta:creation-date>
    <dc:date>2021-09-26T15:38:48.949897380</dc:date>
    <meta:editing-duration>PT14M2S</meta:editing-duration>
    <meta:editing-cycles>2</meta:editing-cycles>
    <meta:generator>LibreOffice/6.4.7.2$Linux_X86_64 LibreOffice_project/40$Build-2</meta:generator>
    <meta:document-statistic meta:table-count="1" meta:cell-count="148" meta:object-count="0"/>
  </office:meta>
</office:document-meta>
</file>